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2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167cm" svg:height="8.986cm" svg:x="12.499cm" svg:y="1.325cm">
            <draw:object draw:notify-on-update-of-ranges="Sheet1.D8:Sheet1.D17 Sheet1.E8:Sheet1.E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Narišemo evolvento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Podatk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novni krog:</text:p>
          </table:table-cell>
          <table:table-cell office:value-type="string" calcext:value-type="string">
            <text:p>r_b</text:p>
          </table:table-cell>
          <table:table-cell office:value-type="float" office:value="65.3928" calcext:value-type="float">
            <text:p>65.39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enski krog</text:p>
          </table:table-cell>
          <table:table-cell office:value-type="string" calcext:value-type="string">
            <text:p>r_a</text:p>
          </table:table-cell>
          <table:table-cell table:formula="of:=145.3633/2" office:value-type="float" office:value="72.68165" calcext:value-type="float">
            <text:p>72.68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št. točk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inv alf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65.3928" calcext:value-type="float">
            <text:p>65.3928</text:p>
          </table:table-cell>
          <table:table-cell table:formula="of:=ACOS(rb/[.A8])" office:value-type="float" office:value="0" calcext:value-type="float">
            <text:p>0</text:p>
          </table:table-cell>
          <table:table-cell table:formula="of:=TAN([.B8])-[.B8]" office:value-type="float" office:value="0" calcext:value-type="float">
            <text:p>0</text:p>
          </table:table-cell>
          <table:table-cell table:formula="of:=[.A8]*SIN([.C8])" office:value-type="float" office:value="0" calcext:value-type="float">
            <text:p>0</text:p>
          </table:table-cell>
          <table:table-cell table:formula="of:=[.A8]*COS([.C8])" office:value-type="float" office:value="65.3928" calcext:value-type="float">
            <text:p>65.3928</text:p>
          </table:table-cell>
        </table:table-row>
        <table:table-row table:style-name="ro1">
          <table:table-cell table:formula="of:=[.A8]+(ra-rb)/(N-1)" office:value-type="float" office:value="66.85057" calcext:value-type="float">
            <text:p>66.85057</text:p>
          </table:table-cell>
          <table:table-cell table:formula="of:=ACOS(rb/[.A9])" office:value-type="float" office:value="0.209218131302805" calcext:value-type="float">
            <text:p>0.209218131302805</text:p>
          </table:table-cell>
          <table:table-cell table:formula="of:=TAN([.B9])-[.B9]" office:value-type="float" office:value="0.00310706034919109" calcext:value-type="float">
            <text:p>0.00310706034919109</text:p>
          </table:table-cell>
          <table:table-cell table:formula="of:=[.A9]*SIN([.C9])" office:value-type="float" office:value="0.207708421170689" calcext:value-type="float">
            <text:p>0.207708421170689</text:p>
          </table:table-cell>
          <table:table-cell table:formula="of:=[.A9]*COS([.C9])" office:value-type="float" office:value="66.8502473184406" calcext:value-type="float">
            <text:p>66.8502473184406</text:p>
          </table:table-cell>
        </table:table-row>
        <table:table-row table:style-name="ro1">
          <table:table-cell table:formula="of:=[.A9]+(ra-rb)/(N-1)" office:value-type="float" office:value="68.30834" calcext:value-type="float">
            <text:p>68.30834</text:p>
          </table:table-cell>
          <table:table-cell table:formula="of:=ACOS(rb/[.A10])" office:value-type="float" office:value="0.293220669326717" calcext:value-type="float">
            <text:p>0.293220669326717</text:p>
          </table:table-cell>
          <table:table-cell table:formula="of:=TAN([.B10])-[.B10]" office:value-type="float" office:value="0.00870297417342769" calcext:value-type="float">
            <text:p>0.00870297417342769</text:p>
          </table:table-cell>
          <table:table-cell table:formula="of:=[.A10]*SIN([.C10])" office:value-type="float" office:value="0.594478214312418" calcext:value-type="float">
            <text:p>0.594478214312418</text:p>
          </table:table-cell>
          <table:table-cell table:formula="of:=[.A10]*COS([.C10])" office:value-type="float" office:value="68.3057531193991" calcext:value-type="float">
            <text:p>68.3057531193991</text:p>
          </table:table-cell>
        </table:table-row>
        <table:table-row table:style-name="ro1">
          <table:table-cell table:formula="of:=[.A10]+(ra-rb)/(N-1)" office:value-type="float" office:value="69.76611" calcext:value-type="float">
            <text:p>69.76611</text:p>
          </table:table-cell>
          <table:table-cell table:formula="of:=ACOS(rb/[.A11])" office:value-type="float" office:value="0.3559533332276" calcext:value-type="float">
            <text:p>0.3559533332276</text:p>
          </table:table-cell>
          <table:table-cell table:formula="of:=TAN([.B11])-[.B11]" office:value-type="float" office:value="0.0158365247339037" calcext:value-type="float">
            <text:p>0.0158365247339037</text:p>
          </table:table-cell>
          <table:table-cell table:formula="of:=[.A11]*SIN([.C11])" office:value-type="float" office:value="1.10480654516414" calcext:value-type="float">
            <text:p>1.10480654516414</text:p>
          </table:table-cell>
          <table:table-cell table:formula="of:=[.A11]*COS([.C11])" office:value-type="float" office:value="69.757361669073" calcext:value-type="float">
            <text:p>69.757361669073</text:p>
          </table:table-cell>
        </table:table-row>
        <table:table-row table:style-name="ro1">
          <table:table-cell table:formula="of:=[.A11]+(ra-rb)/(N-1)" office:value-type="float" office:value="71.22388" calcext:value-type="float">
            <text:p>71.22388</text:p>
          </table:table-cell>
          <table:table-cell table:formula="of:=ACOS(rb/[.A12])" office:value-type="float" office:value="0.407460160062011" calcext:value-type="float">
            <text:p>0.407460160062011</text:p>
          </table:table-cell>
          <table:table-cell table:formula="of:=TAN([.B12])-[.B12]" office:value-type="float" office:value="0.0241547411473376" calcext:value-type="float">
            <text:p>0.0241547411473376</text:p>
          </table:table-cell>
          <table:table-cell table:formula="of:=[.A12]*SIN([.C12])" office:value-type="float" office:value="1.72022709533626" calcext:value-type="float">
            <text:p>1.72022709533626</text:p>
          </table:table-cell>
          <table:table-cell table:formula="of:=[.A12]*COS([.C12])" office:value-type="float" office:value="71.2031031696995" calcext:value-type="float">
            <text:p>71.2031031696995</text:p>
          </table:table-cell>
        </table:table-row>
        <table:table-row table:style-name="ro1">
          <table:table-cell table:formula="of:=[.A12]+(ra-rb)/(N-1)" office:value-type="float" office:value="72.68165" calcext:value-type="float">
            <text:p>72.68165</text:p>
          </table:table-cell>
          <table:table-cell table:formula="of:=ACOS(rb/[.A13])" office:value-type="float" office:value="0.451679283284436" calcext:value-type="float">
            <text:p>0.451679283284436</text:p>
          </table:table-cell>
          <table:table-cell table:formula="of:=TAN([.B13])-[.B13]" office:value-type="float" office:value="0.033448596653591" calcext:value-type="float">
            <text:p>0.033448596653591</text:p>
          </table:table-cell>
          <table:table-cell table:formula="of:=[.A13]*SIN([.C13])" office:value-type="float" office:value="2.43064589787072" calcext:value-type="float">
            <text:p>2.43064589787072</text:p>
          </table:table-cell>
          <table:table-cell table:formula="of:=[.A13]*COS([.C13])" office:value-type="float" office:value="72.6409953624099" calcext:value-type="float">
            <text:p>72.6409953624099</text:p>
          </table:table-cell>
        </table:table-row>
      </table:table>
      <table:named-expressions>
        <table:named-range table:name="N" table:base-cell-address="$Sheet1.$C$5" table:cell-range-address="$Sheet1.$C$5"/>
        <table:named-range table:name="ra" table:base-cell-address="$Sheet1.$C$4" table:cell-range-address="$Sheet1.$C$4"/>
        <table:named-range table:name="rb" table:base-cell-address="$Sheet1.$C$3" table:cell-range-address="$Sheet1.$C$3"/>
        <table:named-range table:name="r_b" table:base-cell-address="$Sheet1.$C$3" table:cell-range-address="$Sheet1.$C$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2:51:44.551894271</meta:creation-date>
    <dc:date>2023-01-12T15:58:50.346694501</dc:date>
    <meta:editing-duration>PT26M4S</meta:editing-duration>
    <meta:editing-cycles>3</meta:editing-cycles>
    <meta:generator>LibreOffice/7.3.7.2$Linux_X86_64 LibreOffice_project/30$Build-2</meta:generator>
    <meta:document-statistic meta:table-count="1" meta:cell-count="4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5" chart:interval-major="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168cm" svg:height="8.987cm" xlink:href=".." xlink:type="simple" chart:class="chart:scatter" chart:style-name="ch1">
        <chart:legend chart:legend-position="end" svg:x="2.316cm" svg:y="4.194cm" style:legend-expansion="high" chart:style-name="ch2"/>
        <chart:plot-area chart:style-name="ch3" table:cell-range-address="Sheet1.D8:Sheet1.E17" svg:x="0.188cm" svg:y="0.16cm" svg:width="2.221cm" svg:height="8.621cm">
          <chart:coordinate-region svg:x="0.809cm" svg:y="0.359cm" svg:width="1.506cm" svg:height="7.7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8:Sheet1.E17" chart:class="chart:scatter">
            <chart:domain table:cell-range-address="Sheet1.D8:Sheet1.D17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8:Sheet1.D17</svg:desc>
                </draw:g>
              </table:table-cell>
              <table:table-cell office:value-type="float" office:value="65.3928">
                <text:p>65.3928</text:p>
                <draw:g>
                  <svg:desc>Sheet1.E8:Sheet1.E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7708421170689">
                <text:p>0.207708421170689</text:p>
              </table:table-cell>
              <table:table-cell office:value-type="float" office:value="66.8502473184406">
                <text:p>66.85024731844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4478214312418">
                <text:p>0.594478214312418</text:p>
              </table:table-cell>
              <table:table-cell office:value-type="float" office:value="68.3057531193991">
                <text:p>68.30575311939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0480654516414">
                <text:p>1.10480654516414</text:p>
              </table:table-cell>
              <table:table-cell office:value-type="float" office:value="69.757361669073">
                <text:p>69.7573616690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2022709533626">
                <text:p>1.72022709533626</text:p>
              </table:table-cell>
              <table:table-cell office:value-type="float" office:value="71.2031031696995">
                <text:p>71.20310316969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43064589787072">
                <text:p>2.43064589787072</text:p>
              </table:table-cell>
              <table:table-cell office:value-type="float" office:value="72.6409953624099">
                <text:p>72.64099536240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